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54in"/>
    </style:style>
    <style:style style:name="co2" style:family="table-column">
      <style:table-column-properties fo:break-before="auto" style:column-width="0.32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dee6ef"/>
    </style:style>
    <style:style style:name="ce8" style:family="table-cell" style:parent-style-name="Heading_20_2">
      <style:table-cell-properties fo:background-color="#cccccc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tate Packet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8" table:default-cell-style-name="ce10"/>
        <table:table-row table:style-name="ro1">
          <table:table-cell table:style-name="ce1" table:number-columns-repeated="2"/>
          <table:table-cell table:style-name="ce8" office:value-type="string" calcext:value-type="string" table:number-columns-spanned="8" table:number-rows-spanned="1">
            <text:p>Bit</text:p>
          </table:table-cell>
          <table:covered-table-cell table:style-name="ce8"/>
          <table:covered-table-cell table:number-columns-repeated="6" table:style-name="Default"/>
        </table:table-row>
        <table:table-row table:style-name="ro2">
          <table:table-cell table:style-name="ce4"/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6">
            <text:p>By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Packet Type: 0xa1 = send state</text:p>
          </table:table-cell>
          <table:covered-table-cell table:number-columns-repeated="7"/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Power</text:p>
          </table:table-cell>
          <table:table-cell table:style-name="ce6" office:value-type="string" calcext:value-type="string">
            <text:p>Always 0</text:p>
          </table:table-cell>
          <table:table-cell office:value-type="string" calcext:value-type="string" table:number-columns-spanned="3" table:number-rows-spanned="1">
            <text:p>Fan Mo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HVAC Mode</text:p>
          </table:table-cell>
          <table:covered-table-cell table:number-columns-repeated="2"/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8" table:number-rows-spanned="1">
            <text:p>Target Temperature (Degrees F + 0x22)</text:p>
          </table:table-cell>
          <table:covered-table-cell table:number-columns-repeated="7"/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8" table:number-rows-spanned="1">
            <text:p>Unused – always 0xff</text:p>
          </table:table-cell>
          <table:covered-table-cell table:number-columns-repeated="7"/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8" table:number-rows-spanned="1">
            <text:p>Unused – always 0xff</text:p>
          </table:table-cell>
          <table:covered-table-cell table:number-columns-repeated="7"/>
        </table:table-row>
        <table:table-row table:style-name="ro2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8" table:number-rows-spanned="1">
            <text:p>Checksum</text:p>
          </table:table-cell>
          <table:covered-table-cell table:number-columns-repeated="7"/>
        </table:table-row>
      </table:table>
      <table:table table:name="Command Packet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8" table:default-cell-style-name="ce10"/>
        <table:table-row table:style-name="ro1">
          <table:table-cell table:style-name="ce1" table:number-columns-repeated="2"/>
          <table:table-cell table:style-name="ce8" office:value-type="string" calcext:value-type="string" table:number-columns-spanned="8" table:number-rows-spanned="1">
            <text:p>Bit</text:p>
          </table:table-cell>
          <table:covered-table-cell table:style-name="ce8"/>
          <table:covered-table-cell table:number-columns-repeated="6" table:style-name="Default"/>
        </table:table-row>
        <table:table-row table:style-name="ro2">
          <table:table-cell table:style-name="ce4"/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6">
            <text:p>By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Packet Type: 0xa2 = send command</text:p>
          </table:table-cell>
          <table:covered-table-cell table:number-columns-repeated="7"/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isp Tog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ing On</text:p>
          </table:table-cell>
          <table:table-cell office:value-type="string" calcext:value-type="string">
            <text:p>Swing Off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8" table:number-rows-spanned="1">
            <text:p>Unused – always 0xff</text:p>
          </table:table-cell>
          <table:covered-table-cell table:number-columns-repeated="7"/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8" table:number-rows-spanned="1">
            <text:p>Unused – always 0xff</text:p>
          </table:table-cell>
          <table:covered-table-cell table:number-columns-repeated="7"/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8" table:number-rows-spanned="1">
            <text:p>Unused – always 0xff</text:p>
          </table:table-cell>
          <table:covered-table-cell table:number-columns-repeated="7"/>
        </table:table-row>
        <table:table-row table:style-name="ro2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8" table:number-rows-spanned="1">
            <text:p>Checksum</text:p>
          </table:table-cell>
          <table:covered-table-cell table:number-columns-repeated="7"/>
        </table:table-row>
      </table:table>
      <table:table table:name="Follow Me Packet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8" table:default-cell-style-name="ce10"/>
        <table:table-row table:style-name="ro1">
          <table:table-cell table:style-name="ce1" table:number-columns-repeated="2"/>
          <table:table-cell table:style-name="ce8" office:value-type="string" calcext:value-type="string" table:number-columns-spanned="8" table:number-rows-spanned="1">
            <text:p>Bit</text:p>
          </table:table-cell>
          <table:covered-table-cell table:style-name="ce8"/>
          <table:covered-table-cell table:number-columns-repeated="6" table:style-name="Default"/>
        </table:table-row>
        <table:table-row table:style-name="ro2">
          <table:table-cell table:style-name="ce4"/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6">
            <text:p>By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Packet Type: 0xa4 = follow me</text:p>
          </table:table-cell>
          <table:covered-table-cell table:number-columns-repeated="7"/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Always 0</text:p>
          </table:table-cell>
          <table:table-cell office:value-type="string" calcext:value-type="string" table:number-columns-spanned="3" table:number-rows-spanned="1">
            <text:p>Fan Mod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HVAC Mode</text:p>
          </table:table-cell>
          <table:covered-table-cell table:number-columns-repeated="2"/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8" table:number-rows-spanned="1">
            <text:p>Target Temperature (Degrees F + 0x22)</text:p>
          </table:table-cell>
          <table:covered-table-cell table:number-columns-repeated="7"/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FM Mode</text:p>
          </table:table-cell>
          <table:covered-table-cell/>
          <table:table-cell office:value-type="string" calcext:value-type="string" table:number-columns-spanned="6" table:number-rows-spanned="1">
            <text:p>Unused – always 0xff</text:p>
          </table:table-cell>
          <table:covered-table-cell table:number-columns-repeated="5"/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8" table:number-rows-spanned="1">
            <text:p>Remote Temperature (Degress F – 0x1F)</text:p>
          </table:table-cell>
          <table:covered-table-cell table:number-columns-repeated="7"/>
        </table:table-row>
        <table:table-row table:style-name="ro2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8" table:number-rows-spanned="1">
            <text:p>Checksum</text:p>
          </table:table-cell>
          <table:covered-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13:38:57.2514956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8T16:19:22.816877689</meta:creation-date>
    <dc:date>2022-05-03T13:41:53.774734307</dc:date>
    <meta:editing-duration>PT24M8S</meta:editing-duration>
    <meta:editing-cycles>5</meta:editing-cycles>
    <meta:generator>LibreOffice/7.2.6.2$Linux_X86_64 LibreOffice_project/20$Build-2</meta:generator>
    <meta:document-statistic meta:table-count="3" meta:cell-count="80" meta:object-count="0"/>
  </office:meta>
</office:document-meta>
</file>